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vertical-align="middle"/>
    </style:style>
    <style:style style:name="gr3" style:family="graphic" style:parent-style-name="standard">
      <style:graphic-properties draw:stroke="solid" draw:stroke-dash="Ultrafine_20_Dashe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width="0.02cm" svg:stroke-color="#ff0000" draw:marker-start-width="0.23cm" draw:marker-end-width="0.23cm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3cm" svg:stroke-color="#ff0000" draw:marker-start-width="0.245cm" draw:marker-end-width="0.24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Baskerville" style:font-pitch="variable" fo:font-size="8pt" style:font-family-asian="'Gill Sans'" style:font-family-generic-asian="swiss" style:font-pitch-asian="variable" style:font-size-asian="8pt" style:font-family-complex="'Gill Sans'" style:font-family-generic-complex="swiss" style:font-pitch-complex="variable" style:font-size-complex="8pt"/>
    </style:style>
    <style:style style:name="P3" style:family="paragraph">
      <style:paragraph-properties fo:text-align="center"/>
      <style:text-properties fo:font-family="'Gill Sans'" style:font-family-generic="swiss" style:font-pitch="variable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Baskerville" style:font-pitch="variable" fo:font-size="8pt" fo:font-style="normal" fo:text-shadow="none" style:text-underline-style="none" fo:font-weight="normal" style:letter-kerning="true" style:font-family-asian="'Gill Sans'" style:font-family-generic-asian="swiss" style:font-pitch-asian="variable" style:font-size-asian="8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Baskerville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1cm" svg:height="0.1cm" svg:x="4.02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-0.001cm" svg:x1="4.12cm" svg:y1="0.69cm" svg:x2="5.92cm" svg:y2="0.689cm" draw:start-shape="id1" draw:start-glue-point="10" draw:end-shape="id2" draw:end-glue-point="6" svg:d="m4120 690h900v-1h900">
          <text:p/>
        </draw:connector>
        <draw:custom-shape draw:style-name="gr1" draw:text-style-name="P1" xml:id="id2" draw:id="id2" draw:layer="layout" svg:width="0.1cm" svg:height="0.1cm" svg:x="5.92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cm" svg:height="0.1cm" svg:x="5.9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6.02cm" svg:y1="0.691cm" svg:x2="7.82cm" svg:y2="0.69cm" draw:start-shape="id3" draw:start-glue-point="10" draw:end-shape="id4" draw:end-glue-point="6" svg:d="m6020 691h901v-1h899">
          <text:p/>
        </draw:connector>
        <draw:custom-shape draw:style-name="gr1" draw:text-style-name="P1" xml:id="id4" draw:id="id4" draw:layer="layout" svg:width="0.1cm" svg:height="0.1cm" svg:x="7.82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1cm" svg:height="0.1cm" svg:x="7.8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9.72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cm" svg:height="0.1cm" svg:x="9.72cm" svg:y="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82cm" svg:y1="0.692cm" svg:x2="11.62cm" svg:y2="0.691cm" draw:start-shape="id5" draw:start-glue-point="10" draw:end-shape="id6" draw:end-glue-point="6" svg:d="m9820 692h901v-1h899">
          <text:p/>
        </draw:connector>
        <draw:custom-shape draw:style-name="gr1" draw:text-style-name="P1" xml:id="id6" draw:id="id6" draw:layer="layout" svg:width="0.1cm" svg:height="0.1cm" svg:x="11.6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92cm" svg:y1="0.691cm" svg:x2="9.72cm" svg:y2="0.692cm" draw:start-shape="id7" draw:start-glue-point="10" draw:end-shape="id5" draw:end-glue-point="6" svg:d="m7920 691h901v1h899">
          <text:p/>
        </draw:connector>
        <draw:custom-shape draw:style-name="gr1" draw:text-style-name="P1" xml:id="id13" draw:id="id13" draw:layer="layout" svg:width="0.1cm" svg:height="0.1cm" svg:x="11.62cm" svg:y="0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13.52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cm" svg:height="0.1cm" svg:x="13.52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62cm" svg:y1="0.689cm" svg:x2="15.42cm" svg:y2="0.688cm" draw:start-shape="id8" draw:start-glue-point="10" draw:end-shape="id9" draw:end-glue-point="6" svg:d="m13620 689h901v-1h899">
          <text:p/>
        </draw:connector>
        <draw:custom-shape draw:style-name="gr1" draw:text-style-name="P1" xml:id="id9" draw:id="id9" draw:layer="layout" svg:width="0.1cm" svg:height="0.1cm" svg:x="15.42cm" svg:y="0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1cm" svg:height="0.1cm" svg:x="15.42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cm" svg:height="0.1cm" svg:x="17.32cm" svg:y="0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1cm" svg:height="0.1cm" svg:x="17.32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7.42cm" svg:y1="0.69cm" svg:x2="19.22cm" svg:y2="0.689cm" draw:start-shape="id10" draw:start-glue-point="10" draw:end-shape="id11" draw:end-glue-point="6" svg:d="m17420 690h901v-1h899">
          <text:p/>
        </draw:connector>
        <draw:custom-shape draw:style-name="gr1" draw:text-style-name="P1" xml:id="id11" draw:id="id11" draw:layer="layout" svg:width="0.1cm" svg:height="0.1cm" svg:x="19.22cm" svg:y="0.6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svg:x1="15.52cm" svg:y1="0.689cm" svg:x2="17.32cm" svg:y2="0.69cm" draw:start-shape="id12" draw:start-glue-point="10" draw:end-shape="id10" draw:end-glue-point="6" svg:d="m15520 689h901v1h899">
          <text:p/>
        </draw:connector>
        <draw:connector draw:style-name="gr2" draw:text-style-name="P1" draw:layer="layout" svg:x1="11.72cm" svg:y1="0.688cm" svg:x2="13.52cm" svg:y2="0.689cm" draw:start-shape="id13" draw:start-glue-point="10" draw:end-shape="id8" draw:end-glue-point="6" svg:d="m11720 688h901v1h899">
          <text:p/>
        </draw:connector>
        <draw:custom-shape draw:style-name="gr1" draw:text-style-name="P1" xml:id="id21" draw:id="id21" draw:layer="layout" svg:width="0.1cm" svg:height="0.1cm" svg:x="17.3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20" draw:id="id20" draw:layer="layout" svg:width="0.1cm" svg:height="0.1cm" svg:x="15.4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9" draw:id="id19" draw:layer="layout" svg:width="0.1cm" svg:height="0.1cm" svg:x="13.5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8" draw:id="id18" draw:layer="layout" svg:width="0.1cm" svg:height="0.1cm" svg:x="11.6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7" draw:id="id17" draw:layer="layout" svg:width="0.1cm" svg:height="0.1cm" svg:x="9.7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6" draw:id="id16" draw:layer="layout" svg:width="0.1cm" svg:height="0.1cm" svg:x="7.8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5" draw:id="id15" draw:layer="layout" svg:width="0.1cm" svg:height="0.1cm" svg:x="5.9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14" draw:id="id14" draw:layer="layout" svg:width="0.1cm" svg:height="0.1cm" svg:x="4.0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4.07cm" svg:y1="0.74cm" svg:x2="4.07cm" svg:y2="2.44cm" draw:start-shape="id1" draw:start-glue-point="8" draw:end-shape="id14" draw:end-glue-point="4" svg:d="m4070 740v1700">
          <text:p/>
        </draw:connector>
        <draw:connector draw:style-name="gr4" draw:text-style-name="P1" draw:layer="layout" svg:x1="5.97cm" svg:y1="0.741cm" svg:x2="5.97cm" svg:y2="2.44cm" draw:start-shape="id3" draw:start-glue-point="8" draw:end-shape="id15" draw:end-glue-point="4" svg:d="m5970 741v1699">
          <text:p/>
        </draw:connector>
        <draw:connector draw:style-name="gr4" draw:text-style-name="P1" draw:layer="layout" svg:x1="7.87cm" svg:y1="0.741cm" svg:x2="7.87cm" svg:y2="2.44cm" draw:start-shape="id7" draw:start-glue-point="8" draw:end-shape="id16" draw:end-glue-point="4" svg:d="m7870 741v1699">
          <text:p/>
        </draw:connector>
        <draw:connector draw:style-name="gr4" draw:text-style-name="P1" draw:layer="layout" svg:x1="9.77cm" svg:y1="0.742cm" svg:x2="9.77cm" svg:y2="2.44cm" draw:start-shape="id5" draw:start-glue-point="8" draw:end-shape="id17" draw:end-glue-point="4" svg:d="m9770 742v1698">
          <text:p/>
        </draw:connector>
        <draw:connector draw:style-name="gr4" draw:text-style-name="P1" draw:layer="layout" svg:x1="11.67cm" svg:y1="0.738cm" svg:x2="11.67cm" svg:y2="2.44cm" draw:start-shape="id13" draw:start-glue-point="8" draw:end-shape="id18" draw:end-glue-point="4" svg:d="m11670 738v1702">
          <text:p/>
        </draw:connector>
        <draw:connector draw:style-name="gr4" draw:text-style-name="P1" draw:layer="layout" svg:x1="13.57cm" svg:y1="0.739cm" svg:x2="13.57cm" svg:y2="2.44cm" draw:start-shape="id8" draw:start-glue-point="8" draw:end-shape="id19" draw:end-glue-point="4" svg:d="m13570 739v1701">
          <text:p/>
        </draw:connector>
        <draw:connector draw:style-name="gr4" draw:text-style-name="P1" draw:layer="layout" svg:x1="15.47cm" svg:y1="0.739cm" svg:x2="15.47cm" svg:y2="2.44cm" draw:start-shape="id12" draw:start-glue-point="8" draw:end-shape="id20" draw:end-glue-point="4" svg:d="m15470 739v1701">
          <text:p/>
        </draw:connector>
        <draw:connector draw:style-name="gr4" draw:text-style-name="P1" draw:layer="layout" svg:x1="17.37cm" svg:y1="0.74cm" svg:x2="17.37cm" svg:y2="2.44cm" draw:start-shape="id10" draw:start-glue-point="8" draw:end-shape="id21" draw:end-glue-point="4" svg:d="m17370 740v1700">
          <text:p/>
        </draw:connector>
        <draw:frame draw:style-name="gr5" draw:text-style-name="P2" draw:layer="layout" svg:width="1.41cm" svg:height="0.65cm" svg:x="17.71cm" svg:y="0.247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16.952cm 2.64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15.692cm" svg:y="0.248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15.042cm 2.641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13.806cm" svg:y="0.249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13.156cm 2.642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11.906cm" svg:y="0.248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11.256cm 2.641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10.02cm" svg:y="0.249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9.37cm 2.642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8.092cm" svg:y="0.248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7.442cm 2.641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6.206cm" svg:y="0.249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5.556cm 2.642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4.32cm" svg:y="0.248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3.67cm 2.641cm)">
          <draw:text-box>
            <text:p text:style-name="P3"><text:span text:style-name="T2">aufteilen</text:span></text:p>
          </draw:text-box>
        </draw:frame>
        <draw:custom-shape draw:style-name="gr6" draw:text-style-name="P1" draw:layer="layout" svg:width="0.1cm" svg:height="0.1cm" svg:x="4.96cm" svg:y="0.63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2" draw:id="id22" draw:layer="layout" svg:width="0.1cm" svg:height="0.1cm" svg:x="4.959cm" svg:y="0.6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3" draw:id="id23" draw:layer="layout" svg:width="0.1cm" svg:height="0.1cm" svg:x="4.959cm" svg:y="2.4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5.009cm" svg:y1="0.735cm" svg:x2="5.009cm" svg:y2="2.441cm" draw:start-shape="id22" draw:start-glue-point="8" draw:end-shape="id23" draw:end-glue-point="4" svg:d="m5009 735v1706">
          <text:p/>
        </draw:connector>
        <draw:frame draw:style-name="gr5" draw:text-style-name="P2" draw:layer="layout" svg:width="1.41cm" svg:height="0.65cm" svg:x="3.832cm" svg:y="1.35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4.79cm" svg:y="1.35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8.76cm" svg:y="0.6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4" draw:id="id24" draw:layer="layout" svg:width="0.1cm" svg:height="0.1cm" svg:x="8.759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5" draw:id="id25" draw:layer="layout" svg:width="0.1cm" svg:height="0.1cm" svg:x="8.759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8.809cm" svg:y1="0.734cm" svg:x2="8.809cm" svg:y2="2.44cm" draw:start-shape="id24" draw:start-glue-point="8" draw:end-shape="id25" draw:end-glue-point="4" svg:d="m8809 734v1706">
          <text:p/>
        </draw:connector>
        <draw:frame draw:style-name="gr5" draw:text-style-name="P2" draw:layer="layout" svg:width="1.41cm" svg:height="0.65cm" svg:x="7.632cm" svg:y="1.349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8.59cm" svg:y="1.349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10.66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6" draw:id="id26" draw:layer="layout" svg:width="0.1cm" svg:height="0.1cm" svg:x="10.659cm" svg:y="0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7" draw:id="id27" draw:layer="layout" svg:width="0.1cm" svg:height="0.1cm" svg:x="10.659cm" svg:y="2.4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10.709cm" svg:y1="0.733cm" svg:x2="10.709cm" svg:y2="2.439cm" draw:start-shape="id26" draw:start-glue-point="8" draw:end-shape="id27" draw:end-glue-point="4" svg:d="m10709 733v1706">
          <text:p/>
        </draw:connector>
        <draw:frame draw:style-name="gr5" draw:text-style-name="P2" draw:layer="layout" svg:width="1.41cm" svg:height="0.65cm" svg:x="9.532cm" svg:y="1.348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10.49cm" svg:y="1.348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12.56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8" draw:id="id28" draw:layer="layout" svg:width="0.1cm" svg:height="0.1cm" svg:x="12.559cm" svg:y="0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29" draw:id="id29" draw:layer="layout" svg:width="0.1cm" svg:height="0.1cm" svg:x="12.559cm" svg:y="2.4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12.609cm" svg:y1="0.733cm" svg:x2="12.609cm" svg:y2="2.439cm" draw:start-shape="id28" draw:start-glue-point="8" draw:end-shape="id29" draw:end-glue-point="4" svg:d="m12609 733v1706">
          <text:p/>
        </draw:connector>
        <draw:frame draw:style-name="gr5" draw:text-style-name="P2" draw:layer="layout" svg:width="1.41cm" svg:height="0.65cm" svg:x="11.432cm" svg:y="1.348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12.39cm" svg:y="1.348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14.46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30" draw:id="id30" draw:layer="layout" svg:width="0.1cm" svg:height="0.1cm" svg:x="14.459cm" svg:y="0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31" draw:id="id31" draw:layer="layout" svg:width="0.1cm" svg:height="0.1cm" svg:x="14.459cm" svg:y="2.4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14.509cm" svg:y1="0.733cm" svg:x2="14.509cm" svg:y2="2.439cm" draw:start-shape="id30" draw:start-glue-point="8" draw:end-shape="id31" draw:end-glue-point="4" svg:d="m14509 733v1706">
          <text:p/>
        </draw:connector>
        <draw:frame draw:style-name="gr5" draw:text-style-name="P2" draw:layer="layout" svg:width="1.41cm" svg:height="0.65cm" svg:x="13.332cm" svg:y="1.348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14.29cm" svg:y="1.348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16.36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32" draw:id="id32" draw:layer="layout" svg:width="0.1cm" svg:height="0.1cm" svg:x="16.359cm" svg:y="0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33" draw:id="id33" draw:layer="layout" svg:width="0.1cm" svg:height="0.1cm" svg:x="16.359cm" svg:y="2.4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16.409cm" svg:y1="0.733cm" svg:x2="16.409cm" svg:y2="2.439cm" draw:start-shape="id32" draw:start-glue-point="8" draw:end-shape="id33" draw:end-glue-point="4" svg:d="m16409 733v1706">
          <text:p/>
        </draw:connector>
        <draw:frame draw:style-name="gr5" draw:text-style-name="P2" draw:layer="layout" svg:width="1.41cm" svg:height="0.65cm" svg:x="15.232cm" svg:y="1.348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16.19cm" svg:y="1.348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6.86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34" draw:id="id34" draw:layer="layout" svg:width="0.1cm" svg:height="0.1cm" svg:x="6.859cm" svg:y="0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35" draw:id="id35" draw:layer="layout" svg:width="0.1cm" svg:height="0.1cm" svg:x="6.859cm" svg:y="2.4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6.909cm" svg:y1="0.733cm" svg:x2="6.909cm" svg:y2="2.439cm" draw:start-shape="id34" draw:start-glue-point="8" draw:end-shape="id35" draw:end-glue-point="4" svg:d="m6909 733v1706">
          <text:p/>
        </draw:connector>
        <draw:frame draw:style-name="gr5" draw:text-style-name="P2" draw:layer="layout" svg:width="1.41cm" svg:height="0.65cm" svg:x="5.732cm" svg:y="1.348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6.69cm" svg:y="1.348cm">
          <draw:text-box>
            <text:p text:style-name="P2"><text:span text:style-name="T1">...</text:span></text:p>
          </draw:text-box>
        </draw:frame>
        <draw:custom-shape draw:style-name="gr1" draw:text-style-name="P1" xml:id="id36" draw:id="id36" draw:layer="layout" svg:width="0.1cm" svg:height="0.1cm" svg:x="0.22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0.001cm" svg:x1="0.32cm" svg:y1="0.69cm" svg:x2="2.12cm" svg:y2="0.689cm" draw:start-shape="id36" draw:start-glue-point="10" draw:end-shape="id37" draw:end-glue-point="6" svg:d="m320 690h900v-1h900">
          <text:p/>
        </draw:connector>
        <draw:custom-shape draw:style-name="gr1" draw:text-style-name="P1" xml:id="id37" draw:id="id37" draw:layer="layout" svg:width="0.1cm" svg:height="0.1cm" svg:x="2.12cm" svg:y="0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layout" svg:width="0.1cm" svg:height="0.1cm" svg:x="2.1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22cm" svg:y1="0.691cm" svg:x2="4.02cm" svg:y2="0.69cm" draw:start-shape="id38" draw:start-glue-point="10" draw:end-shape="id39" draw:end-glue-point="6" svg:d="m2220 691h901v-1h899">
          <text:p/>
        </draw:connector>
        <draw:custom-shape draw:style-name="gr1" draw:text-style-name="P1" xml:id="id39" draw:id="id39" draw:layer="layout" svg:width="0.1cm" svg:height="0.1cm" svg:x="4.02cm" svg:y="0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1" draw:id="id41" draw:layer="layout" svg:width="0.1cm" svg:height="0.1cm" svg:x="2.1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xml:id="id40" draw:id="id40" draw:layer="layout" svg:width="0.1cm" svg:height="0.1cm" svg:x="0.22cm" svg:y="2.4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0.27cm" svg:y1="0.74cm" svg:x2="0.27cm" svg:y2="2.44cm" draw:start-shape="id36" draw:start-glue-point="8" draw:end-shape="id40" draw:end-glue-point="4" svg:d="m270 740v1700">
          <text:p/>
        </draw:connector>
        <draw:connector draw:style-name="gr8" draw:text-style-name="P1" draw:layer="layout" svg:x1="2.17cm" svg:y1="0.741cm" svg:x2="2.17cm" svg:y2="2.44cm" draw:start-shape="id38" draw:start-glue-point="8" draw:end-shape="id41" draw:end-glue-point="4" svg:d="m2170 741v1699">
          <text:p/>
        </draw:connector>
        <draw:frame draw:style-name="gr5" draw:text-style-name="P2" draw:layer="layout" svg:width="1.41cm" svg:height="0.65cm" svg:x="2.406cm" svg:y="0.249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1.756cm 2.642cm)">
          <draw:text-box>
            <text:p text:style-name="P3"><text:span text:style-name="T2">aufteilen</text:span></text:p>
          </draw:text-box>
        </draw:frame>
        <draw:frame draw:style-name="gr5" draw:text-style-name="P2" draw:layer="layout" svg:width="1.41cm" svg:height="0.65cm" svg:x="0.52cm" svg:y="0.248cm">
          <draw:text-box>
            <text:p text:style-name="P2"><text:span text:style-name="T1">töten</text:span></text:p>
          </draw:text-box>
        </draw:frame>
        <draw:frame draw:style-name="gr5" draw:text-style-name="P3" draw:layer="layout" svg:width="2.1cm" svg:height="0.65cm" draw:transform="rotate (1.5707963267949) translate (-0.13cm 2.641cm)">
          <draw:text-box>
            <text:p text:style-name="P3"><text:span text:style-name="T2">aufteilen</text:span></text:p>
          </draw:text-box>
        </draw:frame>
        <draw:custom-shape draw:style-name="gr6" draw:text-style-name="P1" draw:layer="layout" svg:width="0.1cm" svg:height="0.1cm" svg:x="1.16cm" svg:y="0.63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42" draw:id="id42" draw:layer="layout" svg:width="0.1cm" svg:height="0.1cm" svg:x="1.159cm" svg:y="0.6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43" draw:id="id43" draw:layer="layout" svg:width="0.1cm" svg:height="0.1cm" svg:x="1.159cm" svg:y="2.44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1.209cm" svg:y1="0.735cm" svg:x2="1.209cm" svg:y2="2.441cm" draw:start-shape="id42" draw:start-glue-point="8" draw:end-shape="id43" draw:end-glue-point="4" svg:d="m1209 735v1706">
          <text:p/>
        </draw:connector>
        <draw:frame draw:style-name="gr5" draw:text-style-name="P2" draw:layer="layout" svg:width="1.41cm" svg:height="0.65cm" svg:x="0.032cm" svg:y="1.35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0.99cm" svg:y="1.35cm">
          <draw:text-box>
            <text:p text:style-name="P2"><text:span text:style-name="T1">...</text:span></text:p>
          </draw:text-box>
        </draw:frame>
        <draw:custom-shape draw:style-name="gr6" draw:text-style-name="P1" draw:layer="layout" svg:width="0.1cm" svg:height="0.1cm" svg:x="3.06cm" svg:y="0.63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44" draw:id="id44" draw:layer="layout" svg:width="0.1cm" svg:height="0.1cm" svg:x="3.059cm" svg:y="0.63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1" xml:id="id45" draw:id="id45" draw:layer="layout" svg:width="0.1cm" svg:height="0.1cm" svg:x="3.059cm" svg:y="2.43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4" draw:text-style-name="P1" draw:layer="layout" svg:x1="3.109cm" svg:y1="0.733cm" svg:x2="3.109cm" svg:y2="2.439cm" draw:start-shape="id44" draw:start-glue-point="8" draw:end-shape="id45" draw:end-glue-point="4" svg:d="m3109 733v1706">
          <text:p/>
        </draw:connector>
        <draw:frame draw:style-name="gr5" draw:text-style-name="P2" draw:layer="layout" svg:width="1.41cm" svg:height="0.65cm" svg:x="1.932cm" svg:y="1.348cm">
          <draw:text-box>
            <text:p text:style-name="P2"><text:span text:style-name="T1">...</text:span></text:p>
          </draw:text-box>
        </draw:frame>
        <draw:frame draw:style-name="gr5" draw:text-style-name="P2" draw:layer="layout" svg:width="1.41cm" svg:height="0.65cm" svg:x="18.572cm" svg:y="0.2cm">
          <draw:text-box>
            <text:p text:style-name="P2"><text:span text:style-name="T1">1</text:span></text:p>
          </draw:text-box>
        </draw:frame>
        <draw:frame draw:style-name="gr5" draw:text-style-name="P2" draw:layer="layout" svg:width="1.41cm" svg:height="0.65cm" svg:x="16.69cm" svg:y="0.2cm">
          <draw:text-box>
            <text:p text:style-name="P2"><text:span text:style-name="T1">2</text:span></text:p>
          </draw:text-box>
        </draw:frame>
        <draw:frame draw:style-name="gr5" draw:text-style-name="P2" draw:layer="layout" svg:width="1.41cm" svg:height="0.65cm" svg:x="14.772cm" svg:y="0.2cm">
          <draw:text-box>
            <text:p text:style-name="P2"><text:span text:style-name="T1">4</text:span></text:p>
          </draw:text-box>
        </draw:frame>
        <draw:frame draw:style-name="gr5" draw:text-style-name="P2" draw:layer="layout" svg:width="1.41cm" svg:height="0.65cm" svg:x="12.872cm" svg:y="0.2cm">
          <draw:text-box>
            <text:p text:style-name="P2"><text:span text:style-name="T1">8</text:span></text:p>
          </draw:text-box>
        </draw:frame>
        <draw:frame draw:style-name="gr5" draw:text-style-name="P2" draw:layer="layout" svg:width="1.41cm" svg:height="0.65cm" svg:x="10.99cm" svg:y="0.2cm">
          <draw:text-box>
            <text:p text:style-name="P2"><text:span text:style-name="T1">16</text:span></text:p>
          </draw:text-box>
        </draw:frame>
        <draw:frame draw:style-name="gr5" draw:text-style-name="P2" draw:layer="layout" svg:width="1.41cm" svg:height="0.65cm" svg:x="9.072cm" svg:y="0.2cm">
          <draw:text-box>
            <text:p text:style-name="P2"><text:span text:style-name="T1">32</text:span></text:p>
          </draw:text-box>
        </draw:frame>
        <draw:frame draw:style-name="gr5" draw:text-style-name="P2" draw:layer="layout" svg:width="1.41cm" svg:height="0.65cm" svg:x="7.172cm" svg:y="0.2cm">
          <draw:text-box>
            <text:p text:style-name="P2"><text:span text:style-name="T1">64</text:span></text:p>
          </draw:text-box>
        </draw:frame>
        <draw:frame draw:style-name="gr5" draw:text-style-name="P2" draw:layer="layout" svg:width="1.41cm" svg:height="0.65cm" svg:x="5.29cm" svg:y="0.2cm">
          <draw:text-box>
            <text:p text:style-name="P2"><text:span text:style-name="T1">128</text:span></text:p>
          </draw:text-box>
        </draw:frame>
        <draw:frame draw:style-name="gr5" draw:text-style-name="P2" draw:layer="layout" svg:width="1.41cm" svg:height="0.65cm" svg:x="3.372cm" svg:y="0.2cm">
          <draw:text-box>
            <text:p text:style-name="P2"><text:span text:style-name="T1">256</text:span></text:p>
          </draw:text-box>
        </draw:frame>
        <draw:frame draw:style-name="gr5" draw:text-style-name="P2" draw:layer="layout" svg:width="1.41cm" svg:height="0.65cm" svg:x="1.472cm" svg:y="0.2cm">
          <draw:text-box>
            <text:p text:style-name="P2"><text:span text:style-name="T1">512</text:span></text:p>
          </draw:text-box>
        </draw:frame>
        <draw:frame draw:style-name="gr5" draw:text-style-name="P2" draw:layer="layout" svg:width="1.41cm" svg:height="0.65cm" svg:x="-0.41cm" svg:y="0.2cm">
          <draw:text-box>
            <text:p text:style-name="P2"><text:span text:style-name="T1">1000</text:span></text:p>
          </draw:text-box>
        </draw:frame>
        <draw:custom-shape draw:style-name="gr9" draw:text-style-name="P1" draw:layer="layout" svg:width="0.2cm" svg:height="1.8cm" draw:transform="rotate (-1.5707963267949) translate (17.5cm 0.1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15.6cm 0.1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13.698cm 0.099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11.798cm 0.099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9.898cm 0.1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7.998cm 0.1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6.096cm 0.099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1.8cm" draw:transform="rotate (-1.5707963267949) translate (4.196cm 0.099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2cm" svg:height="2.194cm" draw:transform="rotate (-1.5707963267949) translate (2.294cm 0.098cm)">
          <text:p/>
          <draw:enhanced-geometry svg:viewBox="0 0 21600 21600" draw:glue-points="21600 0 0 10800 21600 21600" draw:text-areas="13800 ?f9 21600 ?f10" draw:type="left-brace" draw:modifiers="1798.8007994670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1.41cm" svg:height="0.65cm" svg:x="2.932cm" svg:y="1.348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4cm" fo:page-height="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0T11:44:39</meta:creation-date>
    <dc:date>2012-06-10T15:04:22</dc:date>
    <meta:editing-duration>PT2H34M3S</meta:editing-duration>
    <meta:editing-cycles>5</meta:editing-cycles>
    <meta:generator>LibreOffice/3.5$MacOSX_x86 LibreOffice_project/281b639-6baa1d3-ef66a77-d866f25-f36d45f</meta:generator>
    <meta:document-statistic meta:object-count="144"/>
  </office:meta>
</office:document-meta>
</file>